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rsid="00055bb1" officeooo:paragraph-rsid="0005ae2a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officeooo:rsid="00035bcc" officeooo:paragraph-rsid="0002c3c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Arial" officeooo:rsid="00035bcc" officeooo:paragraph-rsid="0002c3cd"/>
    </style:style>
    <style:style style:name="P4" style:family="paragraph" style:parent-style-name="Standard">
      <style:text-properties style:font-name="Arial" style:text-underline-style="solid" style:text-underline-width="auto" style:text-underline-color="font-color" fo:font-weight="bold" officeooo:rsid="00035bcc" officeooo:paragraph-rsid="0002c3cd" style:font-weight-asian="bold" style:font-weight-complex="bold"/>
    </style:style>
    <style:style style:name="P5" style:family="paragraph" style:parent-style-name="Standard">
      <style:text-properties style:font-name="Arial" style:text-underline-style="none" fo:font-weight="normal" officeooo:rsid="00206100" officeooo:paragraph-rsid="0002c3cd" style:font-weight-asian="normal" style:font-weight-complex="normal"/>
    </style:style>
    <style:style style:name="P6" style:family="paragraph" style:parent-style-name="Standard">
      <style:text-properties style:font-name="Arial" style:text-underline-style="none" fo:font-weight="normal" officeooo:rsid="00035bcc" officeooo:paragraph-rsid="0002c3cd" style:font-weight-asian="normal" style:font-weight-complex="normal"/>
    </style:style>
    <style:style style:name="P7" style:family="paragraph" style:parent-style-name="Standard">
      <style:text-properties style:font-name="Arial" style:text-underline-style="none" fo:font-weight="normal" officeooo:rsid="00175c8a" officeooo:paragraph-rsid="0002c3cd" style:font-weight-asian="normal" style:font-weight-complex="normal"/>
    </style:style>
    <style:style style:name="P8" style:family="paragraph" style:parent-style-name="Text_20_body">
      <style:text-properties fo:color="#000000" style:font-name="Arial" style:text-underline-style="none" fo:font-weight="normal" officeooo:rsid="0002c52d" officeooo:paragraph-rsid="0002c3cd" style:font-weight-asian="normal" style:font-weight-complex="normal"/>
    </style:style>
    <style:style style:name="P9" style:family="paragraph" style:parent-style-name="Text_20_body">
      <style:text-properties fo:color="#000000" style:font-name="Arial" style:text-underline-style="none" fo:font-weight="normal" officeooo:rsid="00072799" officeooo:paragraph-rsid="00072799" style:font-weight-asian="normal" style:font-weight-complex="normal"/>
    </style:style>
    <style:style style:name="P10" style:family="paragraph" style:parent-style-name="Standard">
      <style:text-properties style:font-name="Arial" style:text-underline-style="none" fo:font-weight="normal" officeooo:rsid="000c3f6f" officeooo:paragraph-rsid="000c3f6f" style:font-weight-asian="normal" style:font-weight-complex="normal"/>
    </style:style>
    <style:style style:name="P11" style:family="paragraph" style:parent-style-name="Standard">
      <style:text-properties style:font-name="Arial" style:text-underline-style="none" fo:font-weight="normal" officeooo:rsid="00175c8a" officeooo:paragraph-rsid="0002c3cd" style:font-weight-asian="normal" style:font-weight-complex="normal"/>
    </style:style>
    <style:style style:name="P12" style:family="paragraph" style:parent-style-name="Text_20_body">
      <style:text-properties fo:color="#000000" style:font-name="Arial" style:text-underline-style="none" fo:font-weight="normal" officeooo:rsid="00072799" officeooo:paragraph-rsid="000c3f6f" style:font-weight-asian="normal" style:font-weight-complex="normal"/>
    </style:style>
    <style:style style:name="P13" style:family="paragraph" style:parent-style-name="Heading_20_2">
      <style:text-properties style:font-name="Arial" style:text-underline-style="none" fo:font-weight="normal" officeooo:rsid="00035bcc" officeooo:paragraph-rsid="0002c3cd" style:font-weight-asian="normal" style:font-weight-complex="normal"/>
    </style:style>
    <style:style style:name="T1" style:family="text">
      <style:text-properties officeooo:rsid="0005ae2a"/>
    </style:style>
    <style:style style:name="T2" style:family="text">
      <style:text-properties officeooo:rsid="00072799"/>
    </style:style>
    <style:style style:name="T3" style:family="text">
      <style:text-properties officeooo:rsid="0006b3dd"/>
    </style:style>
    <style:style style:name="T4" style:family="text">
      <style:text-properties officeooo:rsid="001a8151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0c3f6f" style:font-weight-asian="normal" style:font-weight-complex="normal"/>
    </style:style>
    <style:style style:name="T7" style:family="text">
      <style:text-properties officeooo:rsid="00206100"/>
    </style:style>
    <style:style style:name="T8" style:family="text">
      <style:text-properties officeooo:rsid="000c3f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WTO: <text:span text:style-name="T8">Encrypt Text Messages with TextSecure</text:span></text:p>
      <text:p text:style-name="P3"/>
      <text:p text:style-name="P4">Purpose:<text:span text:style-name="T5"> This guide attempts to explain how to install and use </text:span><text:span text:style-name="T6">the Android application TextSecure to send and receive encrypted text messages (SMS).</text:span></text:p>
      <text:p text:style-name="P3"/>
      <text:p text:style-name="P4">Software:<text:span text:style-name="T5"> </text:span></text:p>
      <text:p text:style-name="P10">The only software needed for this guide is TextSecure. It is available on the Google Play Store. You will need an Android phone.</text:p>
      <text:p text:style-name="P5"/>
      <text:p text:style-name="P4"><text:span text:style-name="T7">N</text:span>utshell:<text:span text:style-name="T5"> </text:span></text:p>
      <text:p text:style-name="P6">First, <text:span text:style-name="T4">install</text:span></text:p>
      <text:p text:style-name="P6"/>
      <text:p text:style-name="P7">Second, <text:span text:style-name="T4">test</text:span></text:p>
      <text:p text:style-name="P7"/>
      <text:p text:style-name="P7"/>
      <text:p text:style-name="P7"/>
      <text:p text:style-name="P6"/>
      <text:p text:style-name="P6"/>
      <text:h text:style-name="P13" text:outline-level="2">Part I: </text:h>
      <text:p text:style-name="P8">[[ THIS DOCUMENT HAS NOT YET BEEN WRITTEN. THIS FILE IS A PLACEHOLDER. ]]</text:p>
      <text:p text:style-name="P8"/>
      <text:p text:style-name="P9">In the meantime, here are some helpful links:</text:p>
      <text:p text:style-name="P9"/>
      <text:p text:style-name="P12"><text:span text:style-name="T8">Developer website: </text:span><text:a xlink:type="simple" xlink:href="http://www.thoughtcrime.org/software.html"><text:span text:style-name="T8">http://www.thoughtcrime.org/software.html</text:span></text:a></text:p>
      <text:p text:style-name="P12"><text:span text:style-name="T8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55bb1" officeooo:paragraph-rsid="0005ae2a"/>
    </style:style>
    <style:style style:name="MT1" style:family="text">
      <style:text-properties officeooo:rsid="0005ae2a"/>
    </style:style>
    <style:style style:name="MT2" style:family="text">
      <style:text-properties officeooo:rsid="00072799"/>
    </style:style>
    <style:style style:name="MT3" style:family="text">
      <style:text-properties officeooo:rsid="0006b3d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RT4c//HT-<text:span text:style-name="MT1">WW</text:span> v1.<text:span text:style-name="MT2">1</text:span><text:tab/><text:span text:style-name="MT3">updated 2013.10.08</text:span><text:tab/>GNU GPL 3.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3T01:22:12.992777000</meta:creation-date>
    <dc:date>2013-10-09T00:27:40.814550000</dc:date>
    <meta:editing-duration>PT3S</meta:editing-duration>
    <meta:editing-cycles>7</meta:editing-cycles>
    <meta:generator>LibreOffice/4.1.1.2$MacOSX_x86 LibreOffice_project/7e4286b58adc75a14f6d83f53a03b6c11fa2903</meta:generator>
    <meta:document-statistic meta:table-count="0" meta:image-count="0" meta:object-count="0" meta:page-count="1" meta:paragraph-count="12" meta:word-count="92" meta:character-count="599" meta:non-whitespace-character-count="516"/>
  </office:meta>
</office:document-meta>
</file>